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0" style:family="paragraph" style:parent-style-name="Standard">
      <style:paragraph-properties fo:margin-top="0in" fo:margin-bottom="0in" loext:contextual-spacing="false" fo:line-height="150%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4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26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29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0" style:family="paragraph" style:parent-style-name="Standard">
      <style:paragraph-properties fo:margin-left="1.9665in" fo:margin-right="0in" fo:line-height="100%" fo:text-indent="0in" style:auto-text-indent="false"/>
    </style:style>
    <style:style style:name="P31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2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4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4996c" style:font-name-complex="Arial2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ad953" style:font-name-complex="Arial2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2d8382" style:font-name-complex="Arial2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39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40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2d8382" style:font-size-asian="20pt" style:font-name-complex="Arial2" style:font-size-complex="20pt"/>
    </style:style>
    <style:style style:name="P41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42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43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fo:color="#7f7f7f" style:font-name="Arial1" fo:font-size="9pt" style:font-size-asian="9pt" style:font-name-complex="Arial2" style:font-size-complex="9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officeooo:rsid="001505e5" style:font-name-complex="Arial2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background-color="#ffff00" loext:char-shading-value="0" style:font-name-complex="Arial2"/>
    </style:style>
    <style:style style:name="T6" style:family="text">
      <style:text-properties style:font-name="Arial1" officeooo:rsid="00120e89" fo:background-color="#ffff00" loext:char-shading-value="0" style:font-name-complex="Arial2"/>
    </style:style>
    <style:style style:name="T7" style:family="text">
      <style:text-properties officeooo:rsid="0009f73b"/>
    </style:style>
    <style:style style:name="T8" style:family="text">
      <style:text-properties officeooo:rsid="000b9888"/>
    </style:style>
    <style:style style:name="T9" style:family="text">
      <style:text-properties officeooo:rsid="000cf361"/>
    </style:style>
    <style:style style:name="T10" style:family="text">
      <style:text-properties officeooo:rsid="000e3009"/>
    </style:style>
    <style:style style:name="T11" style:family="text">
      <style:text-properties officeooo:rsid="000fba91"/>
    </style:style>
    <style:style style:name="T12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3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4" style:family="text">
      <style:text-properties style:use-window-font-color="true" style:font-name="Arial1" fo:language="de" fo:country="DE" style:font-name-complex="Arial2"/>
    </style:style>
    <style:style style:name="T15" style:family="text">
      <style:text-properties style:use-window-font-color="true" style:font-name="Arial1" fo:language="de" fo:country="DE" officeooo:rsid="001505e5" style:font-name-complex="Arial2"/>
    </style:style>
    <style:style style:name="T16" style:family="text">
      <style:text-properties style:use-window-font-color="true" style:font-name="Arial1" fo:language="de" fo:country="DE" officeooo:rsid="001599e7" style:font-name-complex="Arial2"/>
    </style:style>
    <style:style style:name="T17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18" style:family="text">
      <style:text-properties style:use-window-font-color="true" officeooo:rsid="00120e89" fo:background-color="#ffff00" loext:char-shading-value="0"/>
    </style:style>
    <style:style style:name="T19" style:family="text">
      <style:text-properties style:use-window-font-color="true" officeooo:rsid="003528c9" fo:background-color="#ffff00" loext:char-shading-value="0"/>
    </style:style>
    <style:style style:name="T20" style:family="text">
      <style:text-properties fo:language="de" fo:country="DE"/>
    </style:style>
    <style:style style:name="T21" style:family="text">
      <style:text-properties officeooo:rsid="001be98d"/>
    </style:style>
    <style:style style:name="T22" style:family="text">
      <style:text-properties officeooo:rsid="0025c5d3"/>
    </style:style>
    <style:style style:name="T23" style:family="text">
      <style:text-properties officeooo:rsid="0032a5d3"/>
    </style:style>
    <style:style style:name="T24" style:family="text">
      <style:text-properties officeooo:rsid="0034996c"/>
    </style:style>
    <style:style style:name="T25" style:family="text">
      <style:text-properties officeooo:rsid="003528c9"/>
    </style:style>
    <style:style style:name="T26" style:family="text">
      <style:text-properties officeooo:rsid="0036f074"/>
    </style:style>
    <style:style style:name="T27" style:family="text">
      <style:text-properties officeooo:rsid="003ad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5"/>
      <text:p text:style-name="P5"/>
      <text:p text:style-name="P5"/>
      <text:p text:style-name="P5"/>
      <text:p text:style-name="P5"/>
      <text:p text:style-name="P28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29"/>
      <text:p text:style-name="P4"/>
      <text:p text:style-name="P12"/>
      <text:p text:style-name="P12"/>
      <text:p text:style-name="P12"/>
      <text:p text:style-name="P12"><text:span text:style-name="T10">ABCD</text:span> GmbH</text:p>
      <text:p text:style-name="P12">Frau Petra Personal</text:p>
      <text:p text:style-name="P12">Musterstraße 11</text:p>
      <text:p text:style-name="P7">12345 Musterstadt</text:p>
      <text:p text:style-name="P7"/>
      <text:p text:style-name="P32"><text:span text:style-name="T8">11</text:span>.0<text:span text:style-name="T8">3</text:span>.<text:span text:style-name="T8">2018</text:span></text:p>
      <text:p text:style-name="P4"/>
      <text:p text:style-name="P23"><text:span text:style-name="T11">B</text:span>ewerbung <text:span text:style-name="T11">um dei Position als</text:span> &lt;MUSTERBERUF&gt;</text:p>
      <text:p text:style-name="P12"/>
      <text:p text:style-name="P14">Sehr geehrte Frau <text:span text:style-name="T18">Personal</text:span>,</text:p>
      <text:p text:style-name="P14"/>
      <text:p text:style-name="P38"><text:span text:style-name="T2">über die Internetseite </text:span><text:span text:style-name="T5">www.</text:span><text:span text:style-name="T6">de.indeed</text:span><text:span text:style-name="T5">.co</text:span><text:span text:style-name="T6">m</text:span><text:span text:style-name="T2"> bin ich auf Ihre Stellenanzeige vom </text:span><text:span text:style-name="T12">1</text:span><text:span text:style-name="T13">1</text:span><text:span text:style-name="T12">.0</text:span><text:span text:style-name="T13">3</text:span><text:span text:style-name="T12">.</text:span><text:span text:style-name="T13">2018</text:span><text:span text:style-name="T2"> aufmerksam geworden. Durch meine mehr als </text:span><text:span text:style-name="T12">8-jährige</text:span><text:span text:style-name="T2"> Berufserfahrung in der </text:span><text:span text:style-name="T17">Automobilindustrie, spezialisiert auf Modellentwicklung und Testautomatisierung</text:span><text:span text:style-name="T20"> </text:span><text:span text:style-name="T2">und die kontinuierliche, selbständige Weiterbildung bin ich davon überzeugt, die mit der herausfordernden Stelle als </text:span><text:span text:style-name="T12">&lt;Musterberuf&gt;</text:span><text:span text:style-name="T2"> verbundenen Anforderungen zu Ihrer Zufriedenheit erfüllen zu können. Daher bewerbe ich mich hiermit gerne bei Ihrem renommierten Unternehmen.</text:span></text:p>
      <text:p text:style-name="P14"/>
      <text:p text:style-name="P35">Mittlerweile arbeite ich seit mehr als <text:span text:style-name="T18">acht</text:span> Jahren in der <text:span text:style-name="T18">Steuergeräte-Software und</text:span><text:span text:style-name="T21"> </text:span><text:span text:style-name="T18">Testentwicklung</text:span>. In meiner aktuellen Position als <text:span text:style-name="T18">Senior Technical Lead</text:span> hatte ich die Möglichkeit, bei der <text:span text:style-name="T18">Steuergeräte-Software und Testentwicklung</text:span> <text:span text:style-name="T25">in der</text:span> <text:span text:style-name="T18">Gesamt Steuergeräte Entwicklung</text:span><text:span text:style-name="T19"> </text:span><text:span text:style-name="T18">prozesse</text:span></text:p>
      <text:p text:style-name="P14"/>
      <text:p text:style-name="P36">Eine hohe Einsatzbereitschaft sowie sorgfältiges aber effektives Arbeiten bei der <text:span text:style-name="T18">Steuergeräte-Software und</text:span><text:span text:style-name="T21"> </text:span><text:span text:style-name="T18">Testentwicklung</text:span> ist für mich die Grundlage, um die dort gesteckten Unternehmensziele zu erreichen. <text:span text:style-name="T27">D</text:span>ie Motivation, stetig besser zu werden, an und bildet damit die Grundlage für ein erfolgreiches Arbeiten in Ihrem Unternehmen. Bei der <text:span text:style-name="T18">Steuergeräte-Software und</text:span><text:span text:style-name="T21"> </text:span><text:span text:style-name="T18">Testentwicklung</text:span> reizt es mich als leidenschaftlicher <text:span text:style-name="T18">Entwickler</text:span><text:span text:style-name="T27">,</text:span> die mir übertragenen Aufgaben bei der konstruktiven Arbeit im Team zu erledigen.</text:p>
      <text:p text:style-name="P14"/>
      <text:p text:style-name="P14">Mein Ziel ist es, die angeeigneten Fähigkeiten gewinnbringend in Ihrem Unternehmen einzusetzen und mich dabei selbst kontinuierlich weiterzuentwickeln, um stets ein leistungsfähiger Mitarbeiter in Ihrem Unternehmen zu sein.</text:p>
      <text:p text:style-name="P14"/>
      <text:p text:style-name="P14">Gerne überzeuge ich Sie bei einem persönlichen Vorstellungsgespräch von meinen Fähigkeiten.</text:p>
      <text:p text:style-name="P14"/>
      <text:p text:style-name="P14">Mit freundlichen Grüßen</text:p>
      <text:p text:style-name="P40">Vishnu Vasan Nehru</text:p>
      <text:p text:style-name="P37">Vishnu Vasan Nehru</text:p>
      <text:p text:style-name="P14"/>
      <text:p text:style-name="P36"/>
      <text:p text:style-name="P19">Anlagen</text:p>
      <text:p text:style-name="P25"/>
      <text:p text:style-name="P15"/>
      <text:p text:style-name="P24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3">Staatsangehörigkeit:<text:tab/><text:tab/>Deutsch</text:p>
      <text:p text:style-name="P13"/>
      <text:p text:style-name="P13"/>
      <text:p text:style-name="P13"/>
      <text:p text:style-name="P22">BERUFLICHER WERDEGANG</text:p>
      <text:p text:style-name="P17"/>
      <text:p text:style-name="P20"><text:span text:style-name="T2">09/2009 – heute<text:tab/><text:tab/></text:span><text:span text:style-name="T4">Musterstelle </text:span></text:p>
      <text:p text:style-name="P33">Musterfirma GmbH &amp; Co. KG, 12345 Musterstadt<text:tab/></text:p>
      <text:list xml:id="list651364676" text:style-name="WWNum2">
        <text:list-item>
          <text:p text:style-name="P41">Kurzbeschreibung Tätigkeit 1</text:p>
        </text:list-item>
        <text:list-item>
          <text:p text:style-name="P41">Kurzbeschreibung Tätigkeit 2</text:p>
        </text:list-item>
        <text:list-item>
          <text:p text:style-name="P41">Kurzbeschreibung Tätigkeit 3</text:p>
        </text:list-item>
      </text:list>
      <text:p text:style-name="P13"/>
      <text:p text:style-name="P20"><text:span text:style-name="T2">07/2000 – 08/2009<text:tab/><text:tab/></text:span><text:span text:style-name="T4">Musterstelle </text:span></text:p>
      <text:p text:style-name="P33">Musterfirma GmbH &amp; Co. KG, 12345 Musterstadt<text:tab/></text:p>
      <text:list xml:id="list150157104441679" text:continue-numbering="true" text:style-name="WWNum2">
        <text:list-item>
          <text:p text:style-name="P43">Kurzbeschreibung Tätigkeit 1</text:p>
        </text:list-item>
        <text:list-item>
          <text:p text:style-name="P43">Kurzbeschreibung Tätigkeit 2</text:p>
        </text:list-item>
        <text:list-item>
          <text:p text:style-name="P42">Kurzbeschreibung Tätigkeit 3</text:p>
        </text:list-item>
      </text:list>
      <text:p text:style-name="P13"/>
      <text:p text:style-name="P13"/>
      <text:p text:style-name="P12"/>
      <text:p text:style-name="P22">AUSBILDUNG</text:p>
      <text:p text:style-name="P17"/>
      <text:p text:style-name="P2"><text:span text:style-name="T2">09/1996 – 06/2000<text:tab/><text:tab/></text:span><text:span text:style-name="T4">Musterstudium</text:span></text:p>
      <text:p text:style-name="P4"><text:tab/><text:tab/><text:tab/><text:tab/>Musterhochschule, 12345 Musterstadt</text:p>
      <text:p text:style-name="P31">Studienschwerpunkte: Schwerpunkt 1, Schwerpunkt 2</text:p>
      <text:p text:style-name="P31">Thesis-Thema: Musterthema</text:p>
      <text:p text:style-name="P30"><text:span text:style-name="T2">Abschluss: </text:span><text:span text:style-name="T4">Musterabschluss</text:span></text:p>
      <text:p text:style-name="P31">Abschlussnote: 1,0</text:p>
      <text:p text:style-name="P3"/>
      <text:p text:style-name="P26"/>
      <text:p text:style-name="P16"/>
      <text:p text:style-name="Standard"><text:span text:style-name="T2">09/1993 – 06/1996<text:tab/><text:tab/></text:span><text:span text:style-name="T4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2"><text:tab/><text:tab/><text:tab/><text:tab/>Abschluss: </text:span><text:span text:style-name="T4">Musterabschluss</text:span></text:p>
      <text:p text:style-name="P4"><text:tab/><text:tab/><text:tab/><text:tab/>Abschlussnote: 1,0</text:p>
      <text:p text:style-name="P13"/>
      <text:p text:style-name="P2"><text:span text:style-name="T2">09/1986 – 06/1993<text:tab/><text:tab/></text:span><text:span text:style-name="T4">Abitur</text:span></text:p>
      <text:p text:style-name="P34">Mustergymnasium, 12345 Musterstadt</text:p>
      <text:p text:style-name="P2"><text:span text:style-name="T2"><text:tab/><text:tab/><text:tab/><text:tab/>Abschluss: </text:span><text:span text:style-name="T4">Abitur</text:span></text:p>
      <text:p text:style-name="P13"><text:tab/><text:tab/><text:tab/><text:tab/>Abschlussnote: 1,0</text:p>
      <text:p text:style-name="P13"/>
      <text:p text:style-name="P13"/>
      <text:p text:style-name="P13"/>
      <text:p text:style-name="P22">WEITERBILDUNG</text:p>
      <text:p text:style-name="P12"/>
      <text:p text:style-name="P2"><text:span text:style-name="T2">09/2009 – 11/2009<text:tab/><text:tab/></text:span><text:span text:style-name="T4">Weiterbildung zur Musterqualifikation</text:span></text:p>
      <text:p text:style-name="P4"><text:tab/><text:tab/><text:tab/><text:tab/>Musterorganisation, 12345 Musterstadt</text:p>
      <text:p text:style-name="P11"><text:span text:style-name="T2"><text:tab/><text:tab/><text:tab/><text:tab/>Abschluss: </text:span><text:span text:style-name="T4">Muster-Abschluss</text:span></text:p>
      <text:p text:style-name="P12"/>
      <text:p text:style-name="P12"/>
      <text:p text:style-name="P12"/>
      <text:p text:style-name="P22">BESONDERE KENNTNISSE</text:p>
      <text:p text:style-name="P18"/>
      <text:p text:style-name="P4">EDV-Kenntnisse<text:tab/><text:tab/>Microsoft Office 2010 (fortgeschritten)</text:p>
      <text:p text:style-name="P13"/>
      <text:p text:style-name="P4">Sprachkenntnisse<text:tab/><text:tab/>Englisch (fließend)</text:p>
      <text:p text:style-name="P13"/>
      <text:p text:style-name="P13">Führerschein<text:tab/><text:tab/><text:tab/>Klasse B</text:p>
      <text:p text:style-name="P13"/>
      <text:p text:style-name="P13"/>
      <text:p text:style-name="P13"/>
      <text:p text:style-name="P22"><text:bookmark-start text:name="_GoBack"/>HOBBYS &amp; INTERESSEN<text:bookmark-end text:name="_GoBack"/></text:p>
      <text:p text:style-name="P18"/>
      <text:p text:style-name="P13">Ehrenamtl. Engagement<text:tab/>Jugendleiter Abteilung Basketball, Musterverein</text:p>
      <text:p text:style-name="P13"/>
      <text:p text:style-name="P13">Hobbys<text:tab/><text:tab/><text:tab/>Entwicklung von Webseiten, Basketball, Astronomie, Reisen</text:p>
      <text:p text:style-name="P13"/>
      <text:p text:style-name="P13"/>
      <text:p text:style-name="P13"/>
      <text:p text:style-name="P13"/>
      <text:p text:style-name="P13">Musterstadt, 01.01.1970</text:p>
      <text:p text:style-name="P21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Telefon: <text:span text:style-name="MT1">+91 88611 94875</text:span> ● E-Mail: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4</text:page-number><text:span text:style-name="MT3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8-03-11T13:28:57.677996612</meta:creation-date>
    <meta:editing-duration>PT1H22M36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5:01:56.680316057</dc:date>
    <meta:document-statistic meta:table-count="0" meta:image-count="0" meta:object-count="0" meta:page-count="4" meta:paragraph-count="74" meta:word-count="431" meta:character-count="3642" meta:non-whitespace-character-count="32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